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3.243cm" fo:min-width="24.9cm"/>
      <style:paragraph-properties style:writing-mode="lr-tb"/>
    </style:style>
    <style:style style:name="gr2" style:family="graphic" style:parent-style-name="standard">
      <style:graphic-properties svg:stroke-color="#cc9900"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02cm" fo:min-width="2.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fill="none" draw:opacity="100%" draw:opacity-name="" draw:textarea-horizontal-align="justify" draw:textarea-vertical-align="middle" draw:auto-grow-height="false" fo:min-height="1.02cm" fo:min-width="24.9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2cm" fo:min-width="3.945cm"/>
      <style:paragraph-properties style:writing-mode="lr-tb"/>
    </style:style>
    <style:style style:name="gr7" style:family="graphic" style:parent-style-name="standard">
      <style:graphic-properties svg:stroke-color="#ffcc00" draw:fill="none" draw:textarea-horizontal-align="justify" draw:textarea-vertical-align="middle" draw:auto-grow-height="false" fo:min-height="1.02cm" fo:min-width="12.2cm"/>
      <style:paragraph-properties style:writing-mode="lr-tb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none"/>
      <style:paragraph-properties fo:margin-top="0cm" fo:margin-bottom="0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opacity="100%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4cm" svg:height="3.493cm" svg:x="1cm" svg:y="7.032cm">
          <text:p text:style-name="P1"><text:span text:style-name="T1">ESC RS-485/UDP Packet Examp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8.62cm" svg:y="9.255cm">
          <text:p text:style-name="P3"><text:span text:style-name="T2">P1V2 O/C: 0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1.16cm" svg:y="9.255cm">
          <text:p text:style-name="P3"><text:span text:style-name="T2">P3V3 O/C: 0 (1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3.7cm" svg:y="9.255cm">
          <text:p text:style-name="P3"><text:span text:style-name="T2">P5V0 O/C: 1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24cm" svg:y="9.255cm">
          <text:p text:style-name="P3"><text:span text:style-name="T2">P24V0 O/C: 0 (1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.4cm" svg:height="1.27cm" svg:x="1cm" svg:y="9.255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1cm" svg:y="9.255cm">
          <text:p text:style-name="P3"><text:span text:style-name="T3">Header (32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23.86cm" svg:y="9.255cm">
          <text:p text:style-name="P3"><text:span text:style-name="T3">CRC32 (bzip2 poly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21.32cm" svg:y="9.255cm">
          <text:p text:style-name="P3"><text:span text:style-name="T3">Footer (32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3.54cm" svg:y="9.255cm">
          <text:p text:style-name="P3"><text:span text:style-name="T3">Payload Type (16b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27cm" svg:x="1.952cm" svg:y="10.842cm">
          <text:p text:style-name="P3"><text:span text:style-name="T3">Optional: do we need NACK??? =&gt; Sequence Number/PktID (16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6.08cm" svg:y="9.255cm">
          <text:p text:style-name="P3"><text:span text:style-name="T3">Payload Length (16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2.7cm" svg:height="1.27cm" svg:x="8.62cm" svg:y="7.985cm">
          <text:p text:style-name="P7"><text:span text:style-name="T3">FSM Fault Response Payload (4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8.78cm" svg:y="9.255cm">
          <text:p text:style-name="P3"><text:span text:style-name="T2">Reserved </text:span><text:span text:style-name="T2">(4b+3B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1:11.168982371</meta:creation-date>
    <dc:date>2023-09-22T15:45:00.157815428</dc:date>
    <meta:editing-duration>PT4H43M42S</meta:editing-duration>
    <meta:editing-cycles>14</meta:editing-cycles>
    <meta:generator>LibreOffice/7.3.7.2$Linux_X86_64 LibreOffice_project/30$Build-2</meta:generator>
    <meta:document-statistic meta:object-count="14"/>
  </office:meta>
</office:document-meta>
</file>